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3cm" table:align="left"/>
    </style:style>
    <style:style style:name="Tabla1.A" style:family="table-column">
      <style:table-column-properties style:column-width="8.498cm"/>
    </style:style>
    <style:style style:name="Tabla1.B" style:family="table-column">
      <style:table-column-properties style:column-width="8.495cm"/>
    </style:style>
    <style:style style:name="Tabla1.A1" style:family="table-cell">
      <style:table-cell-properties fo:background-color="#e6e6ff" fo:padding="0.097cm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fo:background-color="#e6e6ff" fo:padding="0.097cm" fo:border-left="none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353cm"/>
    </style:style>
    <style:style style:name="Tabla2.B" style:family="table-column">
      <style:table-column-properties style:column-width="13.64cm"/>
    </style:style>
    <style:style style:name="Tabla2.1" style:family="table-row">
      <style:table-row-properties style:min-row-height="12.779cm"/>
    </style:style>
    <style:style style:name="Tabla2.A1" style:family="table-cell">
      <style:table-cell-properties fo:padding="0.097cm" fo:border="none"/>
    </style:style>
    <style:style style:name="Tabla4" style:family="table">
      <style:table-properties style:width="13.446cm" table:align="margins"/>
    </style:style>
    <style:style style:name="Tabla4.A" style:family="table-column">
      <style:table-column-properties style:column-width="6.35cm" style:rel-column-width="30949*"/>
    </style:style>
    <style:style style:name="Tabla4.B" style:family="table-column">
      <style:table-column-properties style:column-width="2.614cm" style:rel-column-width="12740*"/>
    </style:style>
    <style:style style:name="Tabla4.C" style:family="table-column">
      <style:table-column-properties style:column-width="4.482cm" style:rel-column-width="21846*"/>
    </style:style>
    <style:style style:name="Tabla4.A1" style:family="table-cell">
      <style:table-cell-properties fo:background-color="#cccccc" fo:padding="0.097cm" fo:border="none">
        <style:background-image/>
      </style:table-cell-properties>
    </style:style>
    <style:style style:name="Tabla4.A2" style:family="table-cell">
      <style:table-cell-properties fo:padding="0.097cm" fo:border="none"/>
    </style:style>
    <style:style style:name="Tabla4.B2" style:family="table-cell">
      <style:table-cell-properties fo:background-color="transparent" fo:padding="0.097cm" fo:border="none">
        <style:background-image/>
      </style:table-cell-properties>
    </style:style>
    <style:style style:name="Tabla4.C2" style:family="table-cell">
      <style:table-cell-properties fo:padding="0.097cm" fo:border="none"/>
    </style:style>
    <style:style style:name="Tabla5" style:family="table">
      <style:table-properties style:width="13.446cm" table:align="margins"/>
    </style:style>
    <style:style style:name="Tabla5.A" style:family="table-column">
      <style:table-column-properties style:column-width="13.446cm" style:rel-column-width="65535*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13.446cm" table:align="margins"/>
    </style:style>
    <style:style style:name="Tabla6.A" style:family="table-column">
      <style:table-column-properties style:column-width="2.106cm" style:rel-column-width="10264*"/>
    </style:style>
    <style:style style:name="Tabla6.B" style:family="table-column">
      <style:table-column-properties style:column-width="0.884cm" style:rel-column-width="4307*"/>
    </style:style>
    <style:style style:name="Tabla6.C" style:family="table-column">
      <style:table-column-properties style:column-width="10.456cm" style:rel-column-width="50964*"/>
    </style:style>
    <style:style style:name="Tabla6.A1" style:family="table-cell">
      <style:table-cell-properties fo:background-color="#e6e6e6" fo:padding="0.097cm" fo:border="none">
        <style:background-image/>
      </style:table-cell-properties>
    </style:style>
    <style:style style:name="Tabla6.B1" style:family="table-cell">
      <style:table-cell-properties style:vertical-align="" fo:background-color="#e6e6e6" fo:padding="0.097cm" fo:border="none">
        <style:background-image/>
      </style:table-cell-properties>
    </style:style>
    <style:style style:name="Tabla8" style:family="table">
      <style:table-properties style:width="13.446cm" table:align="margins"/>
    </style:style>
    <style:style style:name="Tabla8.A" style:family="table-column">
      <style:table-column-properties style:column-width="3.362cm" style:rel-column-width="16383*"/>
    </style:style>
    <style:style style:name="Tabla8.C" style:family="table-column">
      <style:table-column-properties style:column-width="6.724cm" style:rel-column-width="32769*"/>
    </style:style>
    <style:style style:name="Tabla8.A1" style:family="table-cell">
      <style:table-cell-properties fo:padding="0.097cm" fo:border="none"/>
    </style:style>
    <style:style style:name="Tabla7" style:family="table">
      <style:table-properties style:width="13.446cm" table:align="margins"/>
    </style:style>
    <style:style style:name="Tabla7.A" style:family="table-column">
      <style:table-column-properties style:column-width="3.362cm" style:rel-column-width="16383*"/>
    </style:style>
    <style:style style:name="Tabla7.D" style:family="table-column">
      <style:table-column-properties style:column-width="3.362cm" style:rel-column-width="16386*"/>
    </style:style>
    <style:style style:name="Tabla7.A1" style:family="table-cell">
      <style:table-cell-properties fo:padding="0.097cm" fo:border="none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11.271cm"/>
    </style:style>
    <style:style style:name="Tabla3.B" style:family="table-column">
      <style:table-column-properties style:column-width="5.72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start" style:justify-single-word="false"/>
      <style:text-properties style:font-name="Cantarell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0000" style:font-name="Cantarell" officeooo:paragraph-rsid="00492904"/>
    </style:style>
    <style:style style:name="P5" style:family="paragraph" style:parent-style-name="Standard">
      <style:paragraph-properties fo:text-align="center" style:justify-single-word="false"/>
      <style:text-properties fo:color="#000000" style:font-name="Cantarell" officeooo:paragraph-rsid="00492904"/>
    </style:style>
    <style:style style:name="P6" style:family="paragraph" style:parent-style-name="Standard">
      <style:paragraph-properties fo:break-before="page"/>
      <style:text-properties style:font-name="Cantarel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"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124ff3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54304a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73f19b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2c3257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34cb4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49290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Cantarell" fo:font-weight="bold" officeooo:rsid="0019feda" officeooo:paragraph-rsid="0026aeba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officeooo:paragraph-rsid="00124ff3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officeooo:paragraph-rsid="00129025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 officeooo:paragraph-rsid="0026aeba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ntarell" officeooo:paragraph-rsid="002b4a9f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ntarell" officeooo:paragraph-rsid="004337a6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rsid="004ab1e4" officeooo:paragraph-rsid="004ab1e4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Cantarell" fo:font-size="10pt" fo:font-weight="bold" officeooo:paragraph-rsid="00492904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4304a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73f19b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Cantarell" fo:font-size="12pt" officeooo:rsid="00183cd5" officeooo:paragraph-rsid="00183cd5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Cantarell" officeooo:paragraph-rsid="00124ff3"/>
    </style:style>
    <style:style style:name="P27" style:family="paragraph" style:parent-style-name="Table_20_Contents">
      <style:paragraph-properties fo:text-align="center" style:justify-single-word="false"/>
      <style:text-properties fo:color="#000000" style:font-name="Cantarell" officeooo:paragraph-rsid="0034cb49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Cantarell" officeooo:paragraph-rsid="00492904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Cantarell" officeooo:paragraph-rsid="002d9cc2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Cantarell" officeooo:paragraph-rsid="0026aeba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Cantarell" officeooo:paragraph-rsid="003d018a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Cantarell" officeooo:rsid="00129025" officeooo:paragraph-rsid="00129025"/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style:font-weight-asian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officeooo:paragraph-rsid="0054304a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Cantarell" fo:font-weight="normal" style:font-weight-asian="normal" style:font-weight-complex="normal"/>
    </style:style>
    <style:style style:name="P36" style:family="paragraph" style:parent-style-name="Table_20_Contents">
      <style:text-properties style:font-name="Cantarell"/>
    </style:style>
    <style:style style:name="P37" style:family="paragraph" style:parent-style-name="Table_20_Contents">
      <style:paragraph-properties fo:text-align="start" style:justify-single-word="false"/>
      <style:text-properties style:font-name="Cantarell"/>
    </style:style>
    <style:style style:name="P38" style:family="paragraph" style:parent-style-name="Table_20_Contents">
      <style:paragraph-properties fo:text-align="start" style:justify-single-word="false"/>
      <style:text-properties style:font-name="Cantarell" officeooo:paragraph-rsid="006fae30"/>
    </style:style>
    <style:style style:name="P39" style:family="paragraph" style:parent-style-name="Table_20_Contents">
      <style:paragraph-properties fo:text-align="start" style:justify-single-word="false"/>
      <style:text-properties style:font-name="Cantarell" officeooo:paragraph-rsid="00707847"/>
    </style:style>
    <style:style style:name="P40" style:family="paragraph" style:parent-style-name="Table_20_Contents">
      <style:paragraph-properties fo:text-align="start" style:justify-single-word="false"/>
      <style:text-properties style:font-name="Cantarell" fo:font-weight="bold" officeooo:rsid="004ab1e4" officeooo:paragraph-rsid="004ab1e4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Cantarell" fo:font-weight="bold" officeooo:paragraph-rsid="00707847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Cantarell" officeooo:rsid="00492904" officeooo:paragraph-rsid="00492904"/>
    </style:style>
    <style:style style:name="P43" style:family="paragraph" style:parent-style-name="Table_20_Contents">
      <style:paragraph-properties fo:text-align="start" style:justify-single-word="false"/>
      <style:text-properties fo:color="#ff0000" style:font-name="Cantarell"/>
    </style:style>
    <style:style style:name="P44" style:family="paragraph" style:parent-style-name="Table_20_Contents">
      <style:paragraph-properties fo:text-align="start" style:justify-single-word="false"/>
      <style:text-properties fo:color="#ff0000" style:font-name="Cantarell" officeooo:paragraph-rsid="0026aeba"/>
    </style:style>
    <style:style style:name="P45" style:family="paragraph" style:parent-style-name="Table_20_Contents">
      <style:paragraph-properties fo:text-align="start" style:justify-single-word="false"/>
      <style:text-properties fo:color="#ff0000" style:font-name="Cantarell" officeooo:rsid="002775ec" officeooo:paragraph-rsid="002775ec"/>
    </style:style>
    <style:style style:name="P46" style:family="paragraph" style:parent-style-name="Table_20_Contents">
      <style:paragraph-properties fo:text-align="center" style:justify-single-word="false"/>
      <style:text-properties fo:color="#ff0000" style:font-name="Cantarell" officeooo:paragraph-rsid="00492904"/>
    </style:style>
    <style:style style:name="P47" style:family="paragraph" style:parent-style-name="Table_20_Contents">
      <style:paragraph-properties fo:text-align="center" style:justify-single-word="false"/>
      <style:text-properties fo:color="#ff0000" style:font-name="Cantarell" officeooo:paragraph-rsid="002d9cc2"/>
    </style:style>
    <style:style style:name="P48" style:family="paragraph" style:parent-style-name="Table_20_Contents">
      <style:paragraph-properties fo:text-align="start" style:justify-single-word="false"/>
      <style:text-properties fo:color="#000080" style:font-name="Cantarell" fo:font-weight="normal" officeooo:paragraph-rsid="005af146" style:font-weight-asian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50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fo:color="#000000" style:font-name="Cantarell" fo:background-color="transparent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officeooo:rsid="0075eded" officeooo:paragraph-rsid="0075eded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bold" officeooo:rsid="002775ec" style:font-size-asian="12pt" style:font-weight-asian="bold" style:font-size-complex="12pt" style:font-weight-complex="bold"/>
    </style:style>
    <style:style style:name="T6" style:family="text">
      <style:text-properties fo:color="#000000" fo:font-size="10pt" fo:font-weight="bold" officeooo:rsid="002775ec" style:font-size-asian="10pt" style:font-weight-asian="bold" style:font-size-complex="10pt" style:font-weight-complex="bold"/>
    </style:style>
    <style:style style:name="T7" style:family="text">
      <style:text-properties fo:color="#000000" officeooo:rsid="005af14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f8fd1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officeooo:rsid="0075ed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rescription in objects"&gt;</text:placeholder>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7"><text:span text:style-name="T8">Prescription ID :</text:span> <text:placeholder text:placeholder-type="text">&lt;prescription.prescription_id or ''&gt;</text:placeholder></text:p>
            <text:p text:style-name="P50">Prescription date : <text:placeholder text:placeholder-type="text">&lt;prescription.prescription_date or ''&gt;</text:placeholder></text:p>
          </table:table-cell>
          <table:table-cell table:style-name="Tabla1.B1" office:value-type="string">
            <text:p text:style-name="P37"><text:span text:style-name="T8">Patient :</text:span><text:span text:style-name="T11"> </text:span><text:span text:style-name="T11"><text:placeholder text:placeholder-type="text">&lt;prescription.patient.lastname or ''&gt;</text:placeholder></text:span><text:span text:style-name="T11">,</text:span><text:span text:style-name="T11"><text:placeholder text:placeholder-type="text">&lt;prescription.patient.name.name or ''&gt;</text:placeholder></text:span></text:p>
            <text:p text:style-name="P48"><text:span text:style-name="T1">SSN : </text:span><text:span text:style-name="T1"><text:placeholder text:placeholder-type="text">&lt;prescription.patient.name.ref or ''&gt;</text:placeholder></text:span></text:p>
            <text:p text:style-name="P37">Age : <text:placeholder text:placeholder-type="text">&lt;prescription.patient.age or ''&gt;</text:placeholder></text:p>
            <text:p text:style-name="P37">DoB : <text:placeholder text:placeholder-type="text">&lt;prescription.patient.dob or ''&gt;</text:placeholder></text:p>
            <text:p text:style-name="P49"><text:span text:style-name="T3">Insurance :</text:span><text:span text:style-name="T2"><text:placeholder text:placeholder-type="text">&lt;if test="prescription.patient.current_insurance"&gt;</text:placeholder></text:span></text:p>
            <text:p text:style-name="P7"/>
            <text:p text:style-name="P49"><text:span text:style-name="T2"><text:s/></text:span><text:span text:style-name="T2"><text:placeholder text:placeholder-type="text">&lt;prescription.patient.current_insurance.company.name or ''&gt;</text:placeholder></text:span></text:p>
            <text:p text:style-name="P7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9"><text:placeholder text:placeholder-type="text">&lt;if test="prescription.healthprof"&gt;</text:placeholder></text:p>
            <text:p text:style-name="P51">Prescribed by</text:p>
            <text:p text:style-name="P34"/>
            <text:p text:style-name="P20"><text:span text:style-name="T12"><text:placeholder text:placeholder-type="text">&lt;prescription.healthprof.name.name or ''&gt;</text:placeholder></text:span><text:span text:style-name="T12"> </text:span><text:span text:style-name="T12"><text:placeholder text:placeholder-type="text">&lt;prescription.healthprof.name.lastname or ''&gt;</text:placeholder></text:span></text:p>
            <text:p text:style-name="P23"><text:placeholder text:placeholder-type="text">&lt;/if&gt;</text:placeholder></text:p>
          </table:table-cell>
          <table:table-cell table:style-name="Tabla1.B2" office:value-type="string">
            <text:p text:style-name="P33">Patient Contact Information</text:p>
            <text:p text:style-name="P35"/>
            <text:p text:style-name="P10"><text:placeholder text:placeholder-type="text">&lt;if test="prescription.patient.name.du"&gt;</text:placeholder></text:p>
            <text:p text:style-name="P48"><text:span text:style-name="T2">Address</text:span><text:span text:style-name="T1"> : </text:span><text:span text:style-name="T1"><text:placeholder text:placeholder-type="text">&lt;prescription.patient.name.du.address_street or ''&gt;</text:placeholder></text:span><text:span text:style-name="T1"> // </text:span><text:span text:style-name="T7"><text:placeholder text:placeholder-type="text">&lt;prescription.patient.name.du.address_city or ''&gt;</text:placeholder></text:span></text:p>
            <text:p text:style-name="P24"><text:placeholder text:placeholder-type="text">&lt;/if&gt;</text:placeholder></text:p>
            <text:p text:style-name="P35"><text:span text:style-name="T8">Tel</text:span> : <text:placeholder text:placeholder-type="text">&lt;prescription.patient.name.phone or ''&gt;</text:placeholder></text:p>
            <text:p text:style-name="P35"><text:span text:style-name="T8">e</text:span><text:span text:style-name="T9">-</text:span><text:span text:style-name="T8">mail</text:span> : <text:placeholder text:placeholder-type="text">&lt;prescription.patient.name.email or ''&gt;</text:placeholder></text:p>
          </table:table-cell>
        </table:table-row>
      </table:table>
      <text:p text:style-name="P1"/>
      <text:p text:style-name="P1"><text:placeholder text:placeholder-type="text">&lt;for each="lines in prescription.prescription_line"&gt;</text:placeholder></text:p>
      <text:p text:style-name="P1"><text:placeholder text:placeholder-type="text">&lt;if test="lines.prnt"&gt;</text:placeholder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7"><text:span text:style-name="T8">Qty</text:span> : <text:placeholder text:placeholder-type="text">&lt;lines.quantity or ''&gt;</text:placeholder></text:p>
            <text:p text:style-name="P37"><text:placeholder text:placeholder-type="text">&lt;if test="lines.start_treatment"&gt;</text:placeholder></text:p>
            <text:p text:style-name="P37"><text:span text:style-name="T8">Start</text:span> :<text:placeholder text:placeholder-type="text">&lt;formatLang(lines.start_treatment.strftime('%Y-%m-%d'), user.language, date=True)&gt;</text:placeholder></text:p>
            <text:p text:style-name="P37"><text:placeholder text:placeholder-type="text">&lt;/if&gt;</text:placeholder></text:p>
            <text:p text:style-name="P37"><text:placeholder text:placeholder-type="text">&lt;if test="lines.start_treatment"&gt;</text:placeholder></text:p>
            <text:p text:style-name="P41"><text:placeholder text:placeholder-type="text">&lt;if test="lines.end_treatment"&gt;</text:placeholder></text:p>
            <text:p text:style-name="P39"><text:span text:style-name="T8">End: </text:span><text:placeholder text:placeholder-type="text">&lt;formatLang(lines.end_treatment.strftime('%Y-%m-%d'), user.language, date=True)&gt;</text:placeholder></text:p>
            <text:p text:style-name="P38"><text:placeholder text:placeholder-type="text">&lt;/if&gt;</text:placeholder></text:p>
            <text:p text:style-name="P37"><text:placeholder text:placeholder-type="text">&lt;/if&gt;</text:placeholder></text:p>
            <text:p text:style-name="P37"><text:span text:style-name="T8">Refills</text:span> : <text:placeholder text:placeholder-type="text">&lt;lines.refills or ''&gt;</text:placeholder></text:p>
            <text:p text:style-name="P2"><text:placeholder text:placeholder-type="text">&lt;if test="lines.allow_substitution"&gt;</text:placeholder></text:p>
            <text:p text:style-name="P3">Substitution Allowed</text:p>
            <text:p text:style-name="P2"><text:soft-page-break/><text:placeholder text:placeholder-type="text">&lt;/if&gt;</text:placeholder></text:p>
            <text:p text:style-name="P2"><text:span text:style-name="T8">Review</text:span> :</text:p>
            <text:p text:style-name="P2"><text:placeholder text:placeholder-type="text">&lt;if test="lines.review"&gt;</text:placeholder></text:p>
            <text:p text:style-name="P2"><text:s/><text:placeholder text:placeholder-type="text">&lt;formatLang(lines.review.strftime('%Y-%m-%d'), user.language, date=True) or ''&gt;</text:placeholder></text:p>
            <text:p text:style-name="P2"><text:placeholder text:placeholder-type="text">&lt;/if&gt;</text:placeholder></text:p>
            <text:p text:style-name="P37"/>
          </table:table-cell>
          <table:table-cell table:style-name="Tabla2.A1" office:value-type="string"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row>
                <table:table-cell table:style-name="Tabla4.A1" office:value-type="string">
                  <text:p text:style-name="P25">Medicament</text:p>
                </table:table-cell>
                <table:table-cell table:style-name="Tabla4.A1" office:value-type="string">
                  <text:p text:style-name="P25">Dose</text:p>
                </table:table-cell>
                <table:table-cell table:style-name="Tabla4.A1" office:value-type="string">
                  <text:p text:style-name="P25">Unit</text:p>
                </table:table-cell>
              </table:table-row>
              <table:table-row>
                <table:table-cell table:style-name="Tabla4.A2" office:value-type="string">
                  <text:p text:style-name="P8"><text:placeholder text:placeholder-type="text">&lt;if test="lines.medicament"&gt;</text:placeholder></text:p>
                  <text:p text:style-name="P16"><text:span text:style-name="T8"><text:placeholder text:placeholder-type="text">&lt;lines.medicament.name.name&gt;</text:placeholder></text:span> </text:p>
                  <text:p text:style-name="P8"><text:placeholder text:placeholder-type="text">&lt;/if&gt;</text:placeholder></text:p>
                  <text:p text:style-name="P16"/>
                </table:table-cell>
                <table:table-cell table:style-name="Tabla4.B2" office:value-type="string">
                  <text:p text:style-name="P26"><text:placeholder text:placeholder-type="text">&lt;lines.dose or ''&gt;</text:placeholder></text:p>
                </table:table-cell>
                <table:table-cell table:style-name="Tabla4.C2" office:value-type="string">
                  <text:p text:style-name="P16"><text:placeholder text:placeholder-type="text">&lt;if test="lines.dose_unit"&gt;</text:placeholder></text:p>
                  <text:p text:style-name="P16"><text:placeholder text:placeholder-type="text">&lt; lines.dose_unit.name&gt;</text:placeholder></text:p>
                  <text:p text:style-name="P16"><text:placeholder text:placeholder-type="text">&lt;/if&gt;</text:placeholder></text:p>
                </table:table-cell>
              </table:table-row>
            </table:table>
            <text:p text:style-name="P8"/>
            <text:p text:style-name="P16"><text:s/></text:p>
            <table:table table:name="Tabla5" table:style-name="Tabla5">
              <table:table-column table:style-name="Tabla5.A"/>
              <table:table-row>
                <table:table-cell table:style-name="Tabla5.A1" office:value-type="string">
                  <text:p text:style-name="P17"><text:placeholder text:placeholder-type="text">&lt;if test="lines.form"&gt;</text:placeholder> </text:p>
                  <text:p text:style-name="P17"><text:span text:style-name="T8">Form</text:span> :<text:placeholder text:placeholder-type="text">&lt;lines.form.name&gt;</text:placeholder></text:p>
                  <text:p text:style-name="P17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18"><text:placeholder text:placeholder-type="text">&lt;if test="lines.route"&gt;</text:placeholder></text:p>
                  <text:p text:style-name="P44"><text:span text:style-name="T2">Route</text:span><text:span text:style-name="T1"> :</text:span><text:span text:style-name="T1"><text:placeholder text:placeholder-type="text">&lt;lines.route.name&gt;</text:placeholder></text:span></text:p>
                  <text:p text:style-name="P18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17"><text:placeholder text:placeholder-type="text">&lt;if test="lines.indication"&gt;</text:placeholder></text:p>
                  <text:p text:style-name="P17"><text:span text:style-name="T8">Indication</text:span> :<text:placeholder text:placeholder-type="text">&lt;lines.indication.name&gt;</text:placeholder></text:p>
                  <text:p text:style-name="P32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17"><text:span text:style-name="T8">Remarks</text:span> : <text:span text:style-name="T10"><text:placeholder text:placeholder-type="text">&lt;lines.short_comment or ''&gt;</text:placeholder></text:span></text:p>
                </table:table-cell>
              </table:table-row>
            </table:table>
            <text:p text:style-name="P15"/>
            <text:p text:style-name="P15"/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row>
                <table:table-cell table:style-name="Tabla6.A1" office:value-type="string">
                  <text:p text:style-name="P40">Duration</text:p>
                  <text:p text:style-name="P45"/>
                </table:table-cell>
                <table:table-cell table:style-name="Tabla6.B1" office:value-type="string">
                  <text:p text:style-name="P11"><text:placeholder text:placeholder-type="text">&lt;if test="lines.duration"&gt;</text:placeholder></text:p>
                  <text:p text:style-name="P14"><text:placeholder text:placeholder-type="text">&lt;lines.duration&gt;</text:placeholder><text:soft-page-break/></text:p>
                  <text:p text:style-name="P14"><text:placeholder text:placeholder-type="text">&lt;/if&gt;</text:placeholder></text:p>
                  <text:p text:style-name="P18"><text:s/></text:p>
                  <text:p text:style-name="P19"/>
                </table:table-cell>
                <table:table-cell table:style-name="Tabla6.B1" office:value-type="string">
                  <text:p text:style-name="P27"><text:placeholder text:placeholder-type="text">&lt;if test="lines.duration_period"&gt;</text:placeholder></text:p>
                  <text:p text:style-name="P12"><text:placeholder text:placeholder-type="text">&lt;lines.duration_period&gt;</text:placeholder></text:p>
                  <text:p text:style-name="P27"><text:placeholder text:placeholder-type="text">&lt;/if&gt;</text:placeholder></text:p>
                  <text:p text:style-name="P27"><text:placeholder text:placeholder-type="text">&lt;if test="lines.qty &gt; 1"&gt;</text:placeholder></text:p>
                  <text:p text:style-name="P12">s</text:p>
                  <text:p text:style-name="P27"><text:placeholder text:placeholder-type="text">&lt;/if&gt;</text:placeholder></text:p>
                </table:table-cell>
              </table:table-row>
            </table:table>
            <table:table table:name="Tabla8" table:style-name="Tabla8">
              <table:table-column table:style-name="Tabla8.A" table:number-columns-repeated="2"/>
              <table:table-column table:style-name="Tabla8.C"/>
              <table:table-row>
                <table:table-cell table:style-name="Tabla8.A1" office:value-type="string">
                  <text:p text:style-name="P21">Directions</text:p>
                </table:table-cell>
                <table:table-cell table:style-name="Tabla8.A1" office:value-type="string">
                  <text:p text:style-name="P46"><text:span text:style-name="T6"><text:placeholder text:placeholder-type="text">&lt;lines.qty or ''&gt;</text:placeholder></text:span><text:span text:style-name="T5"> </text:span></text:p>
                </table:table-cell>
                <table:table-cell table:style-name="Tabla8.A1" office:value-type="string">
                  <text:p text:style-name="P28"><text:placeholder text:placeholder-type="text">&lt;if test="lines.common_dosage"&gt;</text:placeholder></text:p>
                  <text:p text:style-name="P4"><text:span text:style-name="T1"><text:placeholder text:placeholder-type="text">&lt;lines.common_dosage.name&gt;</text:placeholder></text:span><text:span text:style-name="T1"> ( </text:span><text:span text:style-name="T1"><text:placeholder text:placeholder-type="text">&lt;lines.admin_times&gt;</text:placeholder></text:span><text:span text:style-name="T1">)</text:span></text:p>
                  <text:p text:style-name="P5"><text:placeholder text:placeholder-type="text">&lt;/if&gt;</text:placeholder></text:p>
                </table:table-cell>
              </table:table-row>
            </table:table>
            <text:p text:style-name="P43"/>
            <table:table table:name="Tabla7" table:style-name="Tabla7">
              <table:table-column table:style-name="Tabla7.A" table:number-columns-repeated="3"/>
              <table:table-column table:style-name="Tabla7.D"/>
              <table:table-row>
                <table:table-cell table:style-name="Tabla7.A1" office:value-type="string">
                  <text:p text:style-name="P42"/>
                </table:table-cell>
                <table:table-cell table:style-name="Tabla7.A1" office:value-type="string">
                  <text:p text:style-name="P29"><text:placeholder text:placeholder-type="text">&lt;if test="lines.frequency"&gt;</text:placeholder></text:p>
                  <text:p text:style-name="P47"><text:span text:style-name="T2">Every</text:span><text:span text:style-name="T4"> </text:span><text:span text:style-name="T4"><text:placeholder text:placeholder-type="text">&lt;lines.frequency or ''&gt;</text:placeholder></text:span></text:p>
                  <text:p text:style-name="P30"><text:placeholder text:placeholder-type="text">&lt;/if&gt;</text:placeholder></text:p>
                  <text:p text:style-name="P31"/>
                </table:table-cell>
                <table:table-cell table:style-name="Tabla7.A1" office:value-type="string">
                  <text:p text:style-name="P46"><text:placeholder text:placeholder-type="text">&lt;if test="lines.frequency_unit&lt;&gt;'wr'"&gt;</text:placeholder></text:p>
                  <text:p text:style-name="P22"><text:placeholder text:placeholder-type="text">&lt;lines.frequency_unit&gt;</text:placeholder></text:p>
                  <text:p text:style-name="P28"><text:placeholder text:placeholder-type="text">&lt;/if&gt;</text:placeholder></text:p>
                </table:table-cell>
                <table:table-cell table:style-name="Tabla7.A1" office:value-type="string">
                  <text:p text:style-name="P46"><text:placeholder text:placeholder-type="text">&lt;if test="lines.frequency_unit=='wr'"&gt;</text:placeholder></text:p>
                  <text:p text:style-name="P13">as needed</text:p>
                  <text:p text:style-name="P28"><text:placeholder text:placeholder-type="text">&lt;/if&gt;</text:placeholder></text:p>
                </table:table-cell>
              </table:table-row>
            </table:table>
            <text:p text:style-name="P43"/>
          </table:table-cell>
        </table:table-row>
      </table:table>
      <text:p text:style-name="P1"><text:placeholder text:placeholder-type="text">&lt;/if&gt;</text:placeholder></text:p>
      <text:p text:style-name="P1"><text:placeholder text:placeholder-type="text">&lt;/for&gt;</text:placeholder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6">Notes</text:p>
            <text:p text:style-name="P36"><text:placeholder text:placeholder-type="text">&lt;prescription.notes or ''&gt;</text:placeholder></text:p>
          </table:table-cell>
          <table:table-cell table:style-name="Tabla3.B1" office:value-type="string">
            <text:p text:style-name="P36"><text:span text:style-name="T13">Health Professional</text:span> Signature</text:p>
            <text:p text:style-name="P36"/>
            <text:p text:style-name="P36"/>
            <text:p text:style-name="P36"/>
            <text:p text:style-name="P36"/>
          </table:table-cell>
        </table:table-row>
      </table:table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01-16T19:16:22.418261121</dc:date>
    <meta:editing-duration>P4DT38M27S</meta:editing-duration>
    <meta:editing-cycles>204</meta:editing-cycles>
    <meta:generator>LibreOffice/4.1.4.2$Linux_X86_64 LibreOffice_project/410m0$Build-2</meta:generator>
    <meta:document-statistic meta:table-count="8" meta:image-count="0" meta:object-count="0" meta:page-count="3" meta:paragraph-count="91" meta:word-count="215" meta:character-count="2362" meta:non-whitespace-character-count="2229"/>
  </office:meta>
</office:document-meta>
</file>